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The mountain</text:h>
      <text:p text:style-name="Text_20_body">The other side of this mountain<text:line-break/>is not the mountain. This side<text:line-break/>is honey-golden, sticky-sweet,<text:line-break/>full of phone conversations with mother.<text:line-break/>The other side is a bell,<text:line-break/>ringing in the church-steeple<text:line-break/>the day mother died.</text:p>
      <text:p text:style-name="Text_20_body">The other side of the mountain<text:line-break/>is not a mountain. It is a dark<text:line-break/>valley crossed by a river.<text:line-break/>There is a ferry at the bottom.</text:p>
      <text:p text:style-name="Text_20_body">This mountain is not a mountain.<text:line-break/>I walked to the top, but it turned<text:line-break/>and was only a shelf halfway up.<text:line-break/>I felt like an unused Bible<text:line-break/>sitting on a dusty pew.</text:p>
      <text:p text:style-name="Text_20_body">A hawk soars over the mountain.<text:line-break/>She is looking for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mountain</dc:title>
  </office:meta>
</office:document-meta>
</file>